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s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2"/>
        <table:table-column table:style-name="co5" table:default-cell-style-name="ce6"/>
        <table:table-column table:style-name="co6" table:default-cell-style-name="ce8"/>
        <table:table-column table:style-name="co7" table:default-cell-style-name="ce6"/>
        <table:table-column table:style-name="co6" table:default-cell-style-name="ce9"/>
        <table:table-column table:style-name="co8" table:default-cell-style-name="ce6"/>
        <table:table-column table:style-name="co5" table:default-cell-style-name="ce9"/>
        <table:table-row table:style-name="ro1" table:number-rows-repeated="4">
          <table:table-cell table:number-columns-repeated="4"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Model</text:p>
          </table:table-cell>
          <table:table-cell table:style-name="ce3" office:value-type="string" calcext:value-type="string" table:number-columns-spanned="2" table:number-rows-spanned="1">
            <text:p>Oś X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Oś Y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Kąt</text:p>
          </table:table-cell>
          <table:covered-table-cell table:style-name="ce4"/>
        </table:table-row>
        <table:table-row table:style-name="ro1" table:visibility="collapse">
          <table:table-cell table:number-columns-repeated="4"/>
          <table:covered-table-cell table:style-name="ce1"/>
          <table:table-cell table:style-name="ce4" table:number-columns-repeated="6"/>
        </table:table-row>
        <table:table-row table:style-name="ro2">
          <table:table-cell table:number-columns-repeated="4"/>
          <table:covered-table-cell table:style-name="ce1"/>
          <table:table-cell table:style-name="ce5" office:value-type="string" calcext:value-type="string">
            <text:p>wartość średnia</text:p>
          </table:table-cell>
          <table:table-cell table:style-name="ce7" office:value-type="string" calcext:value-type="string">
            <text:p>odchylenie standardowe</text:p>
          </table:table-cell>
          <table:table-cell table:style-name="ce5" office:value-type="string" calcext:value-type="string">
            <text:p>wartość średnia</text:p>
          </table:table-cell>
          <table:table-cell table:style-name="ce7" office:value-type="string" calcext:value-type="string">
            <text:p>odchylenie standardowe</text:p>
          </table:table-cell>
          <table:table-cell table:style-name="ce5" office:value-type="string" calcext:value-type="string">
            <text:p>wartość średnia</text:p>
          </table:table-cell>
          <table:table-cell table:style-name="ce7" office:value-type="string" calcext:value-type="string">
            <text:p>odchylenie standardow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1126" calcext:value-type="float">
            <text:p>0.11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997" calcext:value-type="float">
            <text:p>0.0997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1063" calcext:value-type="float">
            <text:p>0.10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969" calcext:value-type="float">
            <text:p>0.096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032" calcext:value-type="float">
            <text:p>0.10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805" calcext:value-type="float">
            <text:p>0.08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1063" calcext:value-type="float">
            <text:p>0.10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63" calcext:value-type="float">
            <text:p>0.1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811" calcext:value-type="float">
            <text:p>0.08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91" calcext:value-type="float">
            <text:p>0.05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974" calcext:value-type="float">
            <text:p>0.0974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0635" calcext:value-type="float">
            <text:p>0.06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1128" calcext:value-type="float">
            <text:p>0.11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0.0928" calcext:value-type="float">
            <text:p>0.092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901" calcext:value-type="float">
            <text:p>0.09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993" calcext:value-type="float">
            <text:p>0.09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0631" calcext:value-type="float">
            <text:p>0.06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1127" calcext:value-type="float">
            <text:p>0.11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0.0844" calcext:value-type="float">
            <text:p>0.08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1092" calcext:value-type="float">
            <text:p>0.10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85" calcext:value-type="float">
            <text:p>0.05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039" calcext:value-type="float">
            <text:p>0.10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795" calcext:value-type="float">
            <text:p>0.07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588" calcext:value-type="float">
            <text:p>0.0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2T16:44:47.108104200</dc:date>
    <meta:editing-duration>PT4M55S</meta:editing-duration>
    <meta:editing-cycles>2</meta:editing-cycles>
    <meta:generator>LibreOffice/7.3.7.2$Linux_X86_64 LibreOffice_project/30$Build-2</meta:generator>
    <meta:document-statistic meta:table-count="1" meta:cell-count="199" meta:object-count="0"/>
  </office:meta>
</office:document-meta>
</file>